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 Drought Desert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Foul Fowl Farm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Chillblain Lake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Misconveyed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12:10:15.487695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2-02T15:53:58.157901699</dc:date>
    <meta:editing-duration>P3DT2H18M42S</meta:editing-duration>
    <meta:editing-cycles>156</meta:editing-cycles>
    <meta:generator>LibreOffice/5.1.6.2$Linux_X86_64 LibreOffice_project/10m0$Build-2</meta:generator>
    <meta:document-statistic meta:table-count="2" meta:cell-count="152" meta:object-count="0"/>
  </office:meta>
</office:document-meta>
</file>